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404777" draw:textarea-horizontal-align="justify" draw:textarea-vertical-align="middle" draw:auto-grow-height="false" fo:min-height="5.166cm" fo:min-width="17.666cm"/>
      <style:paragraph-properties style:writing-mode="lr-tb"/>
    </style:style>
    <style:style style:name="gr2" style:family="graphic" style:parent-style-name="standard">
      <style:graphic-properties draw:fill-color="#404777" draw:textarea-horizontal-align="justify" draw:textarea-vertical-align="middle" draw:auto-grow-height="false" fo:min-height="2.684cm" fo:min-width="5.934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draw:fill-color="#404777" draw:textarea-horizontal-align="justify" draw:textarea-vertical-align="middle" draw:auto-grow-height="false" fo:min-height="5.166cm" fo:min-width="17.666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80808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808080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4cm" fo:margin-right="0cm" fo:margin-top="0cm" fo:margin-bottom="0cm" fo:line-height="100%" fo:text-align="start" fo:text-indent="0cm"/>
    </style:style>
    <style:style style:name="P3" style:family="paragraph">
      <loext:graphic-properties draw:fill-color="#404777"/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404777"/>
      <style:paragraph-properties fo:text-align="center"/>
      <style:text-properties fo:color="#ffffff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background-color="transparent"/>
    </style:style>
    <style:style style:name="P8" style:family="paragraph">
      <loext:graphic-properties draw:fill="none" draw:fill-color="#ffffff"/>
      <style:text-properties fo:background-color="transparent"/>
    </style:style>
    <style:style style:name="P9" style:family="paragraph">
      <style:paragraph-properties fo:margin-top="0.1cm" fo:margin-bottom="0cm" fo:line-height="100%"/>
    </style:style>
    <style:style style:name="P10" style:family="paragraph">
      <style:paragraph-properties fo:margin-top="0.1cm" fo:margin-bottom="0cm"/>
    </style:style>
    <style:style style:name="P11" style:family="paragraph">
      <loext:graphic-properties draw:fill="none" draw:fill-color="#ffffff"/>
      <style:paragraph-properties fo:margin-top="0.1cm" fo:margin-bottom="0cm" fo:line-height="100%"/>
      <style:text-properties fo:font-size="13pt" style:font-size-asian="13pt" style:font-size-complex="13pt"/>
    </style:style>
    <style:style style:name="P12" style:family="paragraph">
      <style:paragraph-properties fo:margin-left="4cm" fo:margin-right="0cm" fo:margin-top="0cm" fo:margin-bottom="0cm" fo:line-height="100%" fo:text-align="center" fo:text-indent="0cm"/>
    </style:style>
    <style:style style:name="P13" style:family="paragraph">
      <style:text-properties fo:font-size="13pt" fo:font-weight="bold" style:font-size-asian="13pt" style:font-size-complex="13pt"/>
    </style:style>
    <style:style style:name="P14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loext:opacity="100%" fo:font-size="14pt" style:font-size-asian="14pt" style:font-size-complex="14pt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color="#ffffff" loext:opacity="100%" fo:font-size="13pt" style:font-size-asian="13pt" style:font-size-complex="13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18.75cm" svg:height="6cm" svg:x="1cm" svg:y="1.2cm">
          <text:p text:style-name="P1"><text:span text:style-name="T1">Forschungsfrage</text:span></text:p>
          <text:p text:style-name="P2"><text:span text:style-name="T2"/></text:p>
          <text:p text:style-name="P2"><text:span text:style-name="T2">bestimmt</text:span></text:p>
          <text:p text:style-name="P2"><text:span text:style-name="T2">- Datengrundlage</text:span></text:p>
          <text:p text:style-name="P2"><text:span text:style-name="T2">- Auswahlstrategie für zu annotierende Teile</text:span></text:p>
          <text:p text:style-name="P2"><text:span text:style-name="T2">- ob ein vorhandenes Kategoriensystem</text:span></text:p>
          <text:p text:style-name="P2"><text:span text:style-name="T2"><text:s text:c="2"/></text:span><text:span text:style-name="T2">angewendet oder ein eigenes Kategoriensystem</text:span></text:p>
          <text:p text:style-name="P2"><text:span text:style-name="T2"><text:s text:c="2"/></text:span><text:span text:style-name="T2">entwickelt wir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" draw:id="id2" draw:layer="layout" svg:width="6.75cm" svg:height="3.25cm" svg:x="1.7cm" svg:y="9.25cm">
          <text:p text:style-name="P4"><text:span text:style-name="T3">Datengrundlage</text:span></text:p>
          <text:p text:style-name="P4"><text:span text:style-name="T4">(Text, Bild, Audio, Vide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svg:x1="1cm" svg:y1="4.2cm" svg:x2="1.7cm" svg:y2="10.875cm" draw:start-shape="id1" draw:end-shape="id2" draw:end-glue-point="3" svg:d="M1000 4200h-501v6675h1201" svg:viewBox="0 0 1202 6676">
          <text:p/>
        </draw:connector>
        <draw:frame draw:style-name="gr4" draw:text-style-name="P8" draw:layer="layout" svg:width="7.284cm" svg:height="0.763cm" svg:x="0.4cm" svg:y="7.85cm">
          <draw:text-box>
            <text:p text:style-name="P7"><text:span text:style-name="T5">Daten finden und ggf. aufbereiten</text:span></text:p>
          </draw:text-box>
        </draw:frame>
        <draw:custom-shape draw:style-name="gr2" draw:text-style-name="P5" xml:id="id3" draw:id="id3" draw:layer="layout" svg:width="6.75cm" svg:height="3.25cm" svg:x="12.501cm" svg:y="9.25cm">
          <text:p text:style-name="P4"><text:span text:style-name="T3">zu annotierende </text:span></text:p>
          <text:p text:style-name="P4"><text:span text:style-name="T3">Te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8.45cm" svg:y1="10.875cm" svg:x2="12.501cm" svg:y2="10.875cm" draw:start-shape="id2" draw:start-glue-point="1" draw:end-shape="id3" draw:end-glue-point="3" svg:d="M8450 10875h4051" svg:viewBox="0 0 4052 1">
          <text:p/>
        </draw:connector>
        <draw:frame draw:style-name="gr4" draw:text-style-name="P11" draw:layer="layout" svg:width="3.982cm" svg:height="1.375cm" svg:x="8.45cm" svg:y="10.25cm">
          <draw:text-box>
            <text:p text:style-name="P9"><text:span text:style-name="T5">Anwendung der </text:span></text:p>
            <text:p text:style-name="P10"><text:span text:style-name="T5">Auswahlstrategie</text:span></text:p>
          </draw:text-box>
        </draw:frame>
        <draw:custom-shape draw:style-name="gr2" draw:text-style-name="P5" xml:id="id4" draw:id="id4" draw:layer="layout" svg:width="6.75cm" svg:height="3.25cm" svg:x="12.502cm" svg:y="16.552cm">
          <text:p text:style-name="P4"><text:span text:style-name="T3">annotierte Da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18.75cm" svg:height="6cm" svg:x="1.001cm" svg:y="22.701cm">
          <text:p text:style-name="P1"><text:span text:style-name="T1">Beantwortung der Forschungsfrage</text:span></text:p>
          <text:p text:style-name="P12"><text:span text:style-name="T2"/></text:p>
          <text:p text:style-name="P1"><text:span text:style-name="T2">erläutert Auswertung der Annotation im Forschungsk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5" draw:id="id5" draw:layer="layout" svg:width="6.75cm" svg:height="3.25cm" svg:x="1.7cm" svg:y="16.553cm">
          <text:p text:style-name="P4"><text:span text:style-name="T3">Ergebnisse der </text:span></text:p>
          <text:p text:style-name="P4"><text:span text:style-name="T3">Auswert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19.251cm" svg:y1="10.875cm" svg:x2="19.252cm" svg:y2="18.177cm" draw:start-shape="id3" draw:start-glue-point="1" draw:end-shape="id4" svg:d="M19251 10875h503v7302h-502" svg:viewBox="0 0 504 7303">
          <text:p/>
        </draw:connector>
        <draw:connector draw:style-name="gr8" draw:text-style-name="P6" draw:layer="layout" svg:x1="15.877cm" svg:y1="16.552cm" svg:x2="5.075cm" svg:y2="16.553cm" draw:start-shape="id4" draw:start-glue-point="0" draw:end-shape="id5" svg:d="M15877 16552v-501h-10802v502" svg:viewBox="0 0 10803 503">
          <text:p/>
        </draw:connector>
        <draw:frame draw:style-name="gr4" draw:text-style-name="P14" draw:layer="layout" svg:width="5.658cm" svg:height="1.275cm" svg:x="14.221cm" svg:y="13.538cm">
          <draw:text-box>
            <text:p text:style-name="P13"><text:span text:style-name="T5">Annotation in</text:span></text:p>
            <text:p text:style-name="P13"><text:span text:style-name="T5">mehreren Durchgängen</text:span></text:p>
          </draw:text-box>
        </draw:frame>
        <draw:frame draw:style-name="gr4" draw:text-style-name="P11" draw:layer="layout" svg:width="4.693cm" svg:height="3.823cm" svg:x="8.45cm" svg:y="14.151cm">
          <draw:text-box>
            <text:p text:style-name="P9"><text:span text:style-name="T5">Auswertung der </text:span></text:p>
            <text:p text:style-name="P10"><text:span text:style-name="T5">ersten Annotationen</text:span></text:p>
            <text:p text:style-name="P10"><text:span text:style-name="T5">unter Rückgriff auf</text:span></text:p>
            <text:p text:style-name="P10"><text:span text:style-name="T5">statistische und/oder</text:span></text:p>
            <text:p text:style-name="P10"><text:span text:style-name="T5">hermeneutische</text:span></text:p>
            <text:p text:style-name="P10"><text:span text:style-name="T5">Methoden</text:span></text:p>
          </draw:text-box>
        </draw:frame>
        <draw:connector draw:style-name="gr9" draw:text-style-name="P6" draw:layer="layout" svg:x1="1.7cm" svg:y1="18.178cm" svg:x2="1.7cm" svg:y2="10.875cm" draw:start-shape="id5" draw:start-glue-point="3" draw:end-shape="id2" svg:d="M1700 18178h-501v-7303h501" svg:viewBox="0 0 502 7304">
          <text:p/>
        </draw:connector>
        <draw:frame draw:style-name="gr4" draw:text-style-name="P11" draw:layer="layout" svg:width="4.515cm" svg:height="1.987cm" svg:x="1.05cm" svg:y="13.352cm">
          <draw:text-box>
            <text:p text:style-name="P9"><text:span text:style-name="T5">ggf. Anpassung von</text:span></text:p>
            <text:p text:style-name="P9"><text:span text:style-name="T5">- Datengrundlage</text:span></text:p>
            <text:p text:style-name="P9"><text:span text:style-name="T5">- Auswahlstrategie</text:span></text:p>
          </draw:text-box>
        </draw:frame>
        <draw:connector draw:style-name="gr10" draw:text-style-name="P6" draw:layer="layout" svg:x1="15.877cm" svg:y1="19.802cm" svg:x2="5.075cm" svg:y2="19.803cm" draw:start-shape="id4" draw:start-glue-point="2" draw:end-shape="id5" svg:d="M15877 19802v503h-10802v-502" svg:viewBox="0 0 10803 504">
          <text:p/>
        </draw:connector>
        <draw:frame draw:style-name="gr4" draw:text-style-name="P11" draw:layer="layout" svg:width="4.642cm" svg:height="1.375cm" svg:x="8.35cm" svg:y="19.652cm">
          <draw:text-box>
            <text:p text:style-name="P9"><text:span text:style-name="T5">Auswertung der </text:span></text:p>
            <text:p text:style-name="P10"><text:span text:style-name="T5">finalen Annotationen</text:span></text:p>
          </draw:text-box>
        </draw:frame>
        <draw:frame draw:style-name="gr4" draw:text-style-name="P16" draw:layer="layout" svg:width="7.639cm" svg:height="1.275cm" svg:x="0.4cm" svg:y="20.8cm">
          <draw:text-box>
            <text:p text:style-name="P15"><text:span text:style-name="T5">Interpretation der Ergebnisse</text:span></text:p>
            <text:p text:style-name="P15"><text:span text:style-name="T5">in Hinblick auf die Forschungsfrage</text:span></text:p>
          </draw:text-box>
        </draw:frame>
        <draw:connector draw:style-name="gr11" draw:text-style-name="P6" draw:layer="layout" svg:x1="1.7cm" svg:y1="18.178cm" svg:x2="1.001cm" svg:y2="25.701cm" draw:start-shape="id5" draw:end-shape="id6" draw:end-glue-point="3" svg:d="M1700 18178h-1200v7523h501" svg:viewBox="0 0 1201 752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örn Stegmeier</meta:initial-creator>
    <meta:creation-date>2021-02-24T12:20:20.484480641</meta:creation-date>
    <meta:editing-cycles>2</meta:editing-cycles>
    <meta:editing-duration>PT6M51S</meta:editing-duration>
    <dc:date>2021-02-24T13:22:02.870346941</dc:date>
    <dc:creator>Jörn Stegmeier</dc:creator>
    <meta:generator>LibreOffice/7.0.3.1$Linux_X86_64 LibreOffice_project/00$Build-1</meta:generator>
    <meta:document-statistic meta:object-count="20"/>
  </office:meta>
</office:document-meta>
</file>